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4cm" style:rel-column-width="344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S1" style:family="table-cell">
      <style:table-cell-properties fo:padding="0.097cm" fo:border="0.002cm solid #000000"/>
    </style:style>
    <style:style style:name="Таблица9" style:family="table">
      <style:table-properties style:width="7.833cm" fo:margin-left="5.165cm" fo:margin-right="4.002cm" table:align="margins"/>
    </style:style>
    <style:style style:name="Таблица9.A" style:family="table-column">
      <style:table-column-properties style:column-width="2.422cm" style:rel-column-width="1373*"/>
    </style:style>
    <style:style style:name="Таблица9.B" style:family="table-column">
      <style:table-column-properties style:column-width="5.412cm" style:rel-column-width="3068*"/>
    </style:style>
    <style:style style:name="Таблица9.A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743cm" fo:margin-left="6.528cm" fo:margin-right="6.729cm" table:align="margins"/>
    </style:style>
    <style:style style:name="Таблица2.A" style:family="table-column">
      <style:table-column-properties style:column-width="1.344cm" style:rel-column-width="762*"/>
    </style:style>
    <style:style style:name="Таблица2.B" style:family="table-column">
      <style:table-column-properties style:column-width="2.399cm" style:rel-column-width="13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S1" style:family="table-cell">
      <style:table-cell-properties fo:padding="0.097cm" fo:border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94cm" style:rel-column-width="344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S1" style:family="table-cell">
      <style:table-cell-properties fo:padding="0.097cm" fo:border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894cm" style:rel-column-width="3449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S1" style:family="table-cell">
      <style:table-cell-properties fo:padding="0.097cm" fo:border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894cm" style:rel-column-width="344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S1" style:family="table-cell">
      <style:table-cell-properties fo:padding="0.097cm" fo:border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94cm" style:rel-column-width="3449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S1" style:family="table-cell">
      <style:table-cell-properties fo:padding="0.097cm" fo:border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894cm" style:rel-column-width="344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S1" style:family="table-cell">
      <style:table-cell-properties fo:padding="0.097cm" fo:border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894cm" style:rel-column-width="3449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S1" style:family="table-cell">
      <style:table-cell-properties fo:padding="0.097cm" fo:border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0.894cm" style:rel-column-width="3449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S1" style:family="table-cell">
      <style:table-cell-properties fo:padding="0.097cm" fo:border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0.894cm" style:rel-column-width="3449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S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paragraph-rsid="00026f07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paragraph-rsid="0005692d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04572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paragraph-rsid="0002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5692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paragraph-rsid="0008b75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045722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026f07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8pt" fo:font-weight="normal" officeooo:paragraph-rsid="00045722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8pt" officeooo:paragraph-rsid="0004afd9" style:font-size-asian="8pt" style:font-size-complex="8pt"/>
    </style:style>
    <style:style style:name="P19" style:family="paragraph" style:parent-style-name="Text_20_body">
      <style:paragraph-properties fo:line-height="150%" fo:text-align="center" style:justify-single-word="false"/>
      <style:text-properties fo:font-size="8pt" officeooo:paragraph-rsid="0005692d" style:font-size-asian="8pt" style:font-size-complex="8pt"/>
    </style:style>
    <style:style style:name="P20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afd9" style:font-size-asian="8pt" style:font-size-complex="8pt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8pt" officeooo:rsid="0007f1c9" officeooo:paragraph-rsid="0005692d" style:font-size-asian="8pt" style:font-size-complex="8pt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8pt" officeooo:rsid="00061b2e" officeooo:paragraph-rsid="0005692d" style:font-size-asian="8pt" style:font-size-complex="8pt"/>
    </style:style>
    <style:style style:name="T1" style:family="text">
      <style:text-properties officeooo:rsid="00026f07"/>
    </style:style>
    <style:style style:name="T2" style:family="text">
      <style:text-properties officeooo:rsid="00045722"/>
    </style:style>
    <style:style style:name="T3" style:family="text">
      <style:text-properties officeooo:rsid="00061b2e"/>
    </style:style>
    <style:style style:name="T4" style:family="text">
      <style:text-properties officeooo:rsid="0007f1c9"/>
    </style:style>
    <style:style style:name="T5" style:family="text">
      <style:text-properties officeooo:rsid="0009d91a"/>
    </style:style>
    <style:style style:name="T6" style:family="text">
      <style:text-properties fo:font-size="12pt" officeooo:rsid="00026f07" style:font-size-asian="12pt" style:font-size-complex="12pt"/>
    </style:style>
    <style:style style:name="T7" style:family="text">
      <style:text-properties fo:font-size="12pt" officeooo:rsid="0005692d" style:font-size-asian="12pt" style:font-size-complex="12pt"/>
    </style:style>
    <style:style style:name="T8" style:family="text">
      <style:text-properties officeooo:rsid="0004afd9"/>
    </style:style>
    <style:style style:name="T9" style:family="text">
      <style:text-properties officeooo:rsid="0005692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04afd9" style:font-size-asian="9pt" style:font-size-complex="9pt"/>
    </style:style>
    <style:style style:name="T12" style:family="text">
      <style:text-properties officeooo:rsid="0005ad41"/>
    </style:style>
    <style:style style:name="T13" style:family="text">
      <style:text-properties officeooo:rsid="0008b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Анкета </text:span><text:span text:style-name="T13">3</text:span><text:span text:style-name="T1">.</text:span></text:p>
      <text:p text:style-name="P7"><text:span text:style-name="T1">_______________</text:span></text:p>
      <text:p text:style-name="P8"><text:span text:style-name="T1">Ф.И.О. <text:s text:c="12"/></text:span></text:p>
      <text:p text:style-name="P10"><text:span text:style-name="T1"><text:tab/></text:span></text:p>
      <text:p text:style-name="P10"><text:span text:style-name="T1"><text:tab/></text:span></text:p>
      <text:p text:style-name="P11"><text:span text:style-name="T1"><text:tab/></text:span><text:span text:style-name="T6">Какой из </text:span><text:span text:style-name="T7">языков</text:span><text:span text:style-name="T6"> наиболее </text:span><text:span text:style-name="T7">предпочтителен относительно критерия «</text:span><text:span text:style-name="T3">Удобство использования</text:span><text:span text:style-name="T7">»</text:span><text:span text:style-name="T6">? В какой степени?</text:span></text:p>
      <text:p text:style-name="P12"><text:span text:style-name="T1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5"><text:span text:style-name="T2">Оценки</text:span></text:p>
          </table:table-cell>
          <table:covered-table-cell/>
        </table:table-row>
        <table:table-row>
          <table:table-cell table:style-name="Таблица9.A2" office:value-type="string">
            <text:p text:style-name="P5"><text:span text:style-name="T2">1</text:span></text:p>
          </table:table-cell>
          <table:table-cell table:style-name="Таблица9.B2" office:value-type="string">
            <text:p text:style-name="P17"><text:span text:style-name="T1">Равная важность</text:span></text:p>
          </table:table-cell>
        </table:table-row>
        <table:table-row>
          <table:table-cell table:style-name="Таблица9.A2" office:value-type="string">
            <text:p text:style-name="P5"><text:span text:style-name="T2">3</text:span></text:p>
          </table:table-cell>
          <table:table-cell table:style-name="Таблица9.B2" office:value-type="string">
            <text:p text:style-name="P17"><text:span text:style-name="T1">Средняя степень предпочтительности</text:span></text:p>
          </table:table-cell>
        </table:table-row>
        <table:table-row>
          <table:table-cell table:style-name="Таблица9.A2" office:value-type="string">
            <text:p text:style-name="P5"><text:span text:style-name="T2">5</text:span></text:p>
          </table:table-cell>
          <table:table-cell table:style-name="Таблица9.B2" office:value-type="string">
            <text:p text:style-name="P17"><text:span text:style-name="T1">Умеренно сильное</text:span></text:p>
          </table:table-cell>
        </table:table-row>
        <table:table-row>
          <table:table-cell table:style-name="Таблица9.A2" office:value-type="string">
            <text:p text:style-name="P5"><text:span text:style-name="T2">7</text:span></text:p>
          </table:table-cell>
          <table:table-cell table:style-name="Таблица9.B2" office:value-type="string">
            <text:p text:style-name="P17"><text:span text:style-name="T1">Очень силь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9</text:span></text:p>
          </table:table-cell>
          <table:table-cell table:style-name="Таблица9.B2" office:value-type="string">
            <text:p text:style-name="P17"><text:span text:style-name="T1">Абсолют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2,3,6,8</text:span></text:p>
          </table:table-cell>
          <table:table-cell table:style-name="Таблица9.B2" office:value-type="string">
            <text:p text:style-name="P17"><text:span text:style-name="T2">В</text:span><text:span text:style-name="T1"> компромиссном случае</text:span></text:p>
          </table:table-cell>
        </table:table-row>
      </table:table>
      <text:p text:style-name="P14"><text:span text:style-name="T1"/></text:p>
      <text:p text:style-name="P14"><text:span text:style-name="T1"/></text:p>
      <table:table table:name="Таблица1" table:style-name="Таблица1">
        <table:table-column table:style-name="Таблица1.A" table:number-columns-repeated="19"/>
        <table:table-row>
          <table:table-cell table:style-name="Таблица1.A1" office:value-type="string">
            <text:p text:style-name="P4"><text:span text:style-name="T12">а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1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S1" office:value-type="string">
            <text:p text:style-name="P16"><text:span text:style-name="T12">б</text:span></text:p>
          </table:table-cell>
        </table:table-row>
      </table:table>
      <table:table table:name="Таблица3" table:style-name="Таблица3">
        <table:table-column table:style-name="Таблица3.A" table:number-columns-repeated="19"/>
        <table:table-row>
          <table:table-cell table:style-name="Таблица3.A1" office:value-type="string">
            <text:p text:style-name="P4"><text:span text:style-name="T12">а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1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S1" office:value-type="string">
            <text:p text:style-name="P4"><text:span text:style-name="T12">в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19"/>
        <table:table-row>
          <table:table-cell table:style-name="Таблица4.A1" office:value-type="string">
            <text:p text:style-name="P4"><text:span text:style-name="T12">а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1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S1" office:value-type="string">
            <text:p text:style-name="P4"><text:span text:style-name="T12">г</text:span></text:p>
          </table:table-cell>
        </table:table-row>
      </table:table>
      <table:table table:name="Таблица5" table:style-name="Таблица5">
        <table:table-column table:style-name="Таблица5.A" table:number-columns-repeated="19"/>
        <table:table-row>
          <table:table-cell table:style-name="Таблица5.A1" office:value-type="string">
            <text:p text:style-name="P4"><text:span text:style-name="T12">а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1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S1" office:value-type="string">
            <text:p text:style-name="P4"><text:span text:style-name="T12">д</text:span></text:p>
          </table:table-cell>
        </table:table-row>
      </table:table>
      <table:table table:name="Таблица6" table:style-name="Таблица6">
        <table:table-column table:style-name="Таблица6.A" table:number-columns-repeated="19"/>
        <table:table-row>
          <table:table-cell table:style-name="Таблица6.A1" office:value-type="string">
            <text:p text:style-name="P4"><text:span text:style-name="T12">б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1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S1" office:value-type="string">
            <text:p text:style-name="P4"><text:span text:style-name="T12">в</text:span></text:p>
          </table:table-cell>
        </table:table-row>
      </table:table>
      <table:table table:name="Таблица7" table:style-name="Таблица7">
        <table:table-column table:style-name="Таблица7.A" table:number-columns-repeated="19"/>
        <table:table-row>
          <table:table-cell table:style-name="Таблица7.A1" office:value-type="string">
            <text:p text:style-name="P4"><text:span text:style-name="T12">б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1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S1" office:value-type="string">
            <text:p text:style-name="P4"><text:span text:style-name="T12">г</text:span></text:p>
          </table:table-cell>
        </table:table-row>
      </table:table>
      <table:table table:name="Таблица8" table:style-name="Таблица8">
        <table:table-column table:style-name="Таблица8.A" table:number-columns-repeated="19"/>
        <table:table-row>
          <table:table-cell table:style-name="Таблица8.A1" office:value-type="string">
            <text:p text:style-name="P4"><text:span text:style-name="T12">б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1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S1" office:value-type="string">
            <text:p text:style-name="P4"><text:span text:style-name="T12">д</text:span></text:p>
          </table:table-cell>
        </table:table-row>
      </table:table>
      <table:table table:name="Таблица10" table:style-name="Таблица10">
        <table:table-column table:style-name="Таблица10.A" table:number-columns-repeated="19"/>
        <table:table-row>
          <table:table-cell table:style-name="Таблица10.A1" office:value-type="string">
            <text:p text:style-name="P4"><text:span text:style-name="T12">в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1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S1" office:value-type="string">
            <text:p text:style-name="P4"><text:span text:style-name="T12">г</text:span></text:p>
          </table:table-cell>
        </table:table-row>
      </table:table>
      <table:table table:name="Таблица11" table:style-name="Таблица11">
        <table:table-column table:style-name="Таблица11.A" table:number-columns-repeated="19"/>
        <table:table-row>
          <table:table-cell table:style-name="Таблица11.A1" office:value-type="string">
            <text:p text:style-name="P4"><text:span text:style-name="T12">в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1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S1" office:value-type="string">
            <text:p text:style-name="P4"><text:span text:style-name="T12">д</text:span></text:p>
          </table:table-cell>
        </table:table-row>
      </table:table>
      <table:table table:name="Таблица12" table:style-name="Таблица12">
        <table:table-column table:style-name="Таблица12.A" table:number-columns-repeated="19"/>
        <table:table-row>
          <table:table-cell table:style-name="Таблица12.A1" office:value-type="string">
            <text:p text:style-name="P4"><text:span text:style-name="T12">г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1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S1" office:value-type="string">
            <text:p text:style-name="P4"><text:span text:style-name="T12">д</text:span></text:p>
          </table:table-cell>
        </table:table-row>
      </table:table>
      <text:p text:style-name="P9"><text:span text:style-name="T11"/></text:p>
      <text:p text:style-name="P9"><text:span text:style-name="T8">Альтернативы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2">а</text:span></text:p>
          </table:table-cell>
          <table:table-cell table:style-name="Таблица2.B1" office:value-type="string">
            <text:p text:style-name="P19"><text:span text:style-name="T9">C++</text:span></text:p>
          </table:table-cell>
        </table:table-row>
        <table:table-row>
          <table:table-cell table:style-name="Таблица2.A2" office:value-type="string">
            <text:p text:style-name="P5"><text:span text:style-name="T2">б</text:span></text:p>
          </table:table-cell>
          <table:table-cell table:style-name="Таблица2.B2" office:value-type="string">
            <text:p text:style-name="P22"><text:span text:style-name="T9">C#</text:span></text:p>
          </table:table-cell>
        </table:table-row>
        <table:table-row>
          <table:table-cell table:style-name="Таблица2.A2" office:value-type="string">
            <text:p text:style-name="P5"><text:span text:style-name="T2">в</text:span></text:p>
          </table:table-cell>
          <table:table-cell table:style-name="Таблица2.B2" office:value-type="string">
            <text:p text:style-name="P19"><text:span text:style-name="T9">Python</text:span></text:p>
          </table:table-cell>
        </table:table-row>
        <table:table-row>
          <table:table-cell table:style-name="Таблица2.A2" office:value-type="string">
            <text:p text:style-name="P5"><text:span text:style-name="T2">г</text:span></text:p>
          </table:table-cell>
          <table:table-cell table:style-name="Таблица2.B2" office:value-type="string">
            <text:p text:style-name="P19"><text:span text:style-name="T9">Delphi</text:span></text:p>
          </table:table-cell>
        </table:table-row>
        <table:table-row>
          <table:table-cell table:style-name="Таблица2.A2" office:value-type="string">
            <text:p text:style-name="P5"><text:span text:style-name="T2">д</text:span></text:p>
          </table:table-cell>
          <table:table-cell table:style-name="Таблица2.B2" office:value-type="string">
            <text:p text:style-name="P21"><text:span text:style-name="T9">Visual Basic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0T16:46:33</meta:creation-date>
    <dc:date>2011-04-10T17:54:30</dc:date>
    <dc:creator>anton </dc:creator>
    <meta:editing-duration>PT00H37M10S</meta:editing-duration>
    <meta:editing-cycles>2</meta:editing-cycles>
    <meta:generator>OpenOffice.org/3.2$Unix OpenOffice.org_project/320m19$Build-9505</meta:generator>
    <meta:printed-by>anton </meta:printed-by>
    <meta:print-date>2011-04-10T17:24:48</meta:print-date>
    <meta:document-statistic meta:table-count="12" meta:image-count="0" meta:object-count="0" meta:page-count="1" meta:paragraph-count="220" meta:word-count="240" meta:character-count="541"/>
  </office:meta>
</office:document-meta>
</file>